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estión remota de repositorios</text:p>
      <text:p text:style-name="Standard">Descubramos los procedimientos necesarios para crear, administrar, modificar, compartir, renombrar y eliminar repositorios ubicados en servidores remotos con Git.</text:p>
      <text:p text:style-name="Standard">Claudio Garau</text:p>
      <text:p text:style-name="Standard">Claudio Garau</text:p>
      <text:p text:style-name="Standard">Publicado el 12 de abril de 2017</text:p>
      <text:p text:style-name="Standard">link copiado al portapapeles</text:p>
      <text:p text:style-name="Standard">Git no es solo una herramienta para el control de versiones , sino también una solución avanzada para el desarrollo colaborativo. Desde este último punto de vista, los procedimientos para la gestión de repositorios remotos asumen una importancia relevante ; básicamente estos son recursos accesibles desde la red o desde una plataforma ubicada externamente con respecto a su configuración local, por lo tanto, el usuario tendrá la posibilidad de enviar y recuperar información desde y hacia servidores remotos , compartiendo así el progreso de un proyecto, agregando nuevos repositorios , renunciando a los que dejen de ser útiles así como administrando los distintos ramos y estableciendo los criterios para su localización.</text:p>
      <text:p text:style-name="Standard"/>
      <text:p text:style-name="Standard">Visualización de servidores remotos</text:p>
      <text:p text:style-name="Standard">El comando git remotele permite obtener una lista de los servidores remotos asociados a un proyecto específico; en este sentido es posible referirse a los repositorios clonados que deben tener al menos un servidor remoto como salida, es decir, el de origen, indicado por la DVCS como origin. La siguiente imagen muestra el resultado del lanzamiento de un comando git remoteoperado por el proyecto "MyWP" ya implementado en los capítulos anteriores:</text:p>
      <text:p text:style-name="Standard"/>
      <text:p text:style-name="Standard">Figura 1. Output del comando git remote.</text:p>
      <text:p text:style-name="Standard">Output del comando git remote</text:p>
      <text:p text:style-name="Standard">origines una indicación general con respecto al servidor remoto predeterminado del proyecto, en caso de que desee obtener más detalles sobre el origen de este último, puede usar el parámetro -vque le permitirá enumerar las URL asociadas a él:</text:p>
      <text:p text:style-name="Standard"/>
      <text:p text:style-name="Standard">Figura 2. Salida detallada del comando remoto git.</text:p>
      <text:p text:style-name="Standard">Salida detallada del comando remoto git</text:p>
      <text:p text:style-name="Standard">Como se puede ver de lo reportado en la imagen anterior, se ha listado dos veces la misma URL, la primera para la extracción o recuperación de los datos ( fetch ), básicamente para su lectura, y la segunda para el envío de los datos compartidos al repositorio remoto ( push ).</text:p>
      <text:p text:style-name="Standard"/>
      <text:p text:style-name="Standard">PUBLICIDAD</text:p>
      <text:p text:style-name="Standard"/>
      <text:p text:style-name="Standard"/>
      <text:p text:style-name="Standard">Código Hosting dei repositorio remoto</text:p>
      <text:p text:style-name="Standard">La declaración git remote addes una extensión del comando git addque le permite agregar repositorios de forma remota, esta declaración debe pasar como argumentos el nombre corto asociado con el proyecto y la URL del servidor remoto de destino. Una vez hecho esto, la próxima lista que produzca el lanzamiento git remote -vdeberá notificar la presencia de los nuevos repositorios.</text:p>
      <text:p text:style-name="Standard"/>
      <text:p text:style-name="Standard">Figura 3. Agregar repositorios remotos.</text:p>
      <text:p text:style-name="Standard"/>
      <text:p text:style-name="Standard">Agregar repositorios remotos</text:p>
      <text:p text:style-name="Standard">También en el caso del ejemplo propuesto, el hosting de código de referencia es el de la plataforma GitHub que ofrece sus propios servidores remotos para el versionado colaborativo . En cuanto al acceso a la información del nuevo recurso, cabe señalar cómo el uso del nombre abreviado en la instrucción git remote addpermite adoptar el comando git fetch, seguido del nombre del repositorio <text:soft-page-break/>añadido, para visualizar los datos relativos al contenido de este localmente. por último, sin tener que especificar la URL del servidor host remoto.</text:p>
      <text:p text:style-name="Standard"/>
      <text:p text:style-name="Standard">Figura 4. Cargando datos desde el repositorio remoto.</text:p>
      <text:p text:style-name="Standard">Cargando datos desde el repositorio remoto</text:p>
      <text:p text:style-name="Standard">Luego observe cómo la primera ejecución de git fetchconducirá a la carga de los datos del proyecto actual que no están disponibles para el usuario que lanzó el comando, el recurso que sigue inmediatamente a la misma instrucción probablemente resultará en tiempos de ejecución significativamente más cortos y menos producción. esto se debe a que previamente se han cancelado las diferencias entre repositorios locales y remotos.</text:p>
      <text:p text:style-name="Standard"/>
      <text:p text:style-name="Standard">Figura 5. Obtener información del repositorio remoto.</text:p>
      <text:p text:style-name="Standard"/>
      <text:p text:style-name="Standard">Recuperación de información en el repositorio remoto</text:p>
      <text:p text:style-name="Standard">Fíjese que git fetchno tiene la tarea de fusionar la información o archivos de un repositorio remoto con su corresponsal local, sino sólo la de descargar datos a este último; este comportamiento se debe al hecho de que el sistema originagrega el repositorio remoto cuando se clona un repositorio y no debe confundirse con el repositorio del proyecto original que tiene vida propia. Para aclarar lo anterior, bastará con lanzar la instrucción git fetch origindestinada a poner a disposición de forma remota los cambios compartidos a partir de la clonación o actualización de un proyecto.</text:p>
      <text:p text:style-name="Standard"/>
      <text:p text:style-name="Standard">Figura 6. Carga de cambios compartidos desde el servidor remoto.</text:p>
      <text:p text:style-name="Standard">Cargar cambios compartidos desde un servidor remoto</text:p>
      <text:p text:style-name="Standard">Para descargar los datos del servidor remoto utilizado para la clonación y fusionarlos con la versión de su proyecto ( fusión ), en su lugar, será necesario usar el comando git pull, básicamente actualiza el repositorio local a la confirmación más reciente y se puede usar a partir de la directorio actual para recuperar e incorporar los cambios realizados en el servidor remoto.</text:p>
      <text:p text:style-name="Standard"/>
      <text:p text:style-name="Standard">Uso compartido y verificación remotos</text:p>
      <text:p text:style-name="Standard">Como se explicó con respecto a la formulación de los compromisos, la validación de los cambios realizados se realizará a través de la instrucción git commit -m "Messaggio", sin embargo, esta operación no determinará automáticamente ninguna transferencia al repositorio remoto, por lo que no habrá una operación real de compartición; para el envío remoto, el comando debe usarse en su lugar git pushusando la siguiente sintaxis que implica pasar dos parámetros a la instrucción: el nombre del servidor remoto y la rama de referencia.</text:p>
      <text:p text:style-name="Standard"/>
      <text:p text:style-name="Standard">git push origin master</text:p>
      <text:p text:style-name="Standard">Por supuesto, si es necesario, deberá reemplazar mastercon la sucursal a la que desea enviar los cambios.</text:p>
      <text:p text:style-name="Standard"/>
      <text:p text:style-name="Standard">En este punto, cualquiera que desee ver más información sobre un repositorio en un servidor remoto (por ejemplo, la lista de sucursales rastreadas) puede usar la instrucción git remote show, seguida del nombre del servidor remoto de interés.</text:p>
      <text:p text:style-name="Standard"/>
      <text:p text:style-name="Standard">Figura 7. Ver información del servidor remoto.</text:p>
      <text:p text:style-name="Standard"/>
      <text:p text:style-name="Standard">Ver información sobre el servidor remoto</text:p>
      <text:p text:style-name="Standard">La salida de git remote showpodría estar más o menos articulada según el estado de un proyecto, mostrando, por ejemplo, la rama cargada cuando se inicia git push, así como las ramas remotas no cargadas o aquellas presentes localmente pero eliminadas del servidor.</text:p>
      <text:p text:style-name="Standard"/>
      <text:p text:style-name="Standard">Renombrar y eliminar de forma remota</text:p>
      <text:p text:style-name="Standard"><text:soft-page-break/>Como se ha descrito anteriormente, es posible asociar un nombre abreviado para el recurso en cuestión a cada mando a distancia, si desea cambiar este dato, puede utilizar el comando git remote renameseguido, en orden, por el nombre corto actual y el nuevo nombre elegido.</text:p>
      <text:p text:style-name="Standard"/>
      <text:p text:style-name="Standard">$ git remote rename MyWP mW</text:p>
      <text:p text:style-name="Standard">Si, por el contrario, desea eliminar el mismo recurso de forma remota, puede hacerlo con el comando git remote rmseguido del nombre de este último.</text:p>
      <text:p text:style-name="Standard"/>
      <text:p text:style-name="Standard">$ git remote rm mW</text:p>
      <text:p text:style-name="Standard">Tanto en el caso de renombrado como de borrado, el resultado positivo de las instrucciones utilizadas no dará lugar a la generación de ninguna confirmación que pueda visualizarse en pantalla, además cabe señalar que estas operaciones no implicarán también las copias locales del recursos referentes al proyecto actua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7T12:59:11.001877438</meta:creation-date>
    <dc:date>2022-10-27T13:02:23.406496748</dc:date>
    <meta:editing-duration>PT3M12S</meta:editing-duration>
    <meta:editing-cycles>1</meta:editing-cycles>
    <meta:generator>LibreOffice/6.4.7.2$Linux_X86_64 LibreOffice_project/40$Build-2</meta:generator>
    <meta:document-statistic meta:table-count="0" meta:image-count="0" meta:object-count="0" meta:page-count="3" meta:paragraph-count="44" meta:word-count="1110" meta:character-count="7003" meta:non-whitespace-character-count="5937"/>
  </office:meta>
</office:document-meta>
</file>